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Azione_20_attore" style:list-style-name="">
      <style:text-properties fo:font-size="12pt" style:font-size-asian="12pt" style:font-size-complex="12pt"/>
    </style:style>
    <style:style style:name="T1" style:family="text">
      <style:text-properties fo:color="#000000" style:font-name-asian="Times New Roman1" style:font-name-complex="Times New Roman1"/>
    </style:style>
    <style:style style:name="T2" style:family="text">
      <style:text-properties style:font-name-asian="Times New Roman1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Elimina tirocinant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Responsabile scientif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L'utente deve accedere al sistema ed essere riconosciuto come responsabile scientifico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1439251092" text:style-name="Numerazione_20_UC">
              <text:list-item text:start-value="1">
                <text:p text:style-name="Azione_20_attore">L'utente accede all'area per la cancellazione di un tirocinante.</text:p>
              </text:list-item>
              <text:list-item>
                <text:p text:style-name="Azione_20_sistema">Il sistema mostra una form contenente la lista di tutti i tirocinanti.</text:p>
              </text:list-item>
              <text:list-item>
                <text:p text:style-name="Azione_20_attore">L'utente riceve la lista cancella il tirocinante e conferma.</text:p>
                <text:p text:style-name="Azione_20_attore"/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Il sistema visualizza il messaggio di avvenuta cancellazione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<text:span text:style-name="T1">Nel caso di un errore utente, il sistema mostra all’utente un </text:span><text:span text:style-name="T2">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Il sistema deve visualizzare il messaggio di avvenuta modifica o di errore entro 20 secondi dalla conferma della cancellazione.</text:p>
          </table:table-cell>
        </table:table-row>
      </table:table>
      <text:p text:style-name="P5">Eliminazione di un tirocinante dalla lista di disponibilità per l'asi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1:43:10.89</meta:creation-date>
    <meta:editing-duration>P0D</meta:editing-duration>
    <meta:editing-cycles>5</meta:editing-cycles>
    <meta:generator>LibreOffice/3.5$Linux_X86_64 LibreOffice_project/350m1$Build-2</meta:generator>
    <dc:date>2012-10-29T13:26:14</dc:date>
    <meta:document-statistic meta:table-count="1" meta:image-count="0" meta:object-count="0" meta:page-count="1" meta:paragraph-count="19" meta:word-count="122" meta:character-count="646" meta:non-whitespace-character-count="740"/>
  </office:meta>
</office:document-meta>
</file>